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1e0" officeooo:paragraph-rsid="001cf1e0"/>
    </style:style>
    <style:style style:name="P2" style:family="paragraph" style:parent-style-name="Standard">
      <style:paragraph-properties fo:text-align="start" style:justify-single-word="false"/>
      <style:text-properties officeooo:rsid="001cf1e0" officeooo:paragraph-rsid="001cf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s Graphiques</text:p>
      <text:p text:style-name="P1"/>
      <text:p text:style-name="P1"/>
      <text:p text:style-name="P2">Palette de couleurs:</text:p>
      <text:p text:style-name="P2">- Lightblue: #ADD8E6</text:p>
      <text:p text:style-name="P2">- Red: #FF0000</text:p>
      <text:p text:style-name="P2">- Black: #000000</text:p>
      <text:p text:style-name="P2">- Vert clair: #00ffb3</text:p>
      <text:p text:style-name="P2"/>
      <text:p text:style-name="P2"/>
      <text:p text:style-name="P2"/>
      <text:p text:style-name="P2">La palette des polices d’écriture:</text:p>
      <text:p text:style-name="P2">Ari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21:27:29.276000000</meta:creation-date>
    <dc:date>2022-03-23T21:43:10.455000000</dc:date>
    <meta:editing-duration>PT12M51S</meta:editing-duration>
    <meta:editing-cycles>2</meta:editing-cycles>
    <meta:document-statistic meta:table-count="0" meta:image-count="0" meta:object-count="0" meta:page-count="1" meta:paragraph-count="8" meta:word-count="24" meta:character-count="148" meta:non-whitespace-character-count="132"/>
    <meta:generator>LibreOffice/6.4.4.2$Windows_X86_64 LibreOffice_project/3d775be2011f3886db32dfd395a6a6d1ca2630ff</meta:generator>
  </office:meta>
</office:document-meta>
</file>